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64cm"/>
    </style:style>
    <style:style style:name="co2" style:family="table-column">
      <style:table-column-properties fo:break-before="auto" style:column-width="21.3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73cm"/>
    </style:style>
    <style:style style:name="co5" style:family="table-column">
      <style:table-column-properties fo:break-before="auto" style:column-width="3.538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88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ut</text:p>
          </table:table-cell>
          <table:table-cell office:value-type="string" calcext:value-type="string">
            <text:p>Tâches liées</text:p>
          </table:table-cell>
          <table:table-cell office:value-type="string" calcext:value-type="string">
            <text:p>Tâches terminées</text:p>
          </table:table-cell>
        </table:table-row>
        <table:table-row table:style-name="ro2">
          <table:table-cell office:value-type="string" calcext:value-type="string">
            <text:p>US 1</text:p>
          </table:table-cell>
          <table:table-cell office:value-type="string" calcext:value-type="string">
            <text:p>En tant que visiteur, je souhaite pouvoir m'inscrire en tant que développeur.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S 2</text:p>
          </table:table-cell>
          <table:table-cell office:value-type="string" calcext:value-type="string">
            <text:p>En tant que visiteur, je souhaite pouvoir m'identifier en tant que développeur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3</text:p>
          </table:table-cell>
          <table:table-cell office:value-type="string" calcext:value-type="string">
            <text:p>En tant que développeur, je souhaite pouvoir créer un proje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US 4</text:p>
          </table:table-cell>
          <table:table-cell office:value-type="string" calcext:value-type="string">
            <text:p>En tant qu’administrateur du projet, je souhaite pouvoir supprimer le proje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5</text:p>
          </table:table-cell>
          <table:table-cell office:value-type="string" calcext:value-type="string">
            <text:p>En tant qu’administrateur du projet, je souhaite pouvoir ajouter/retirer un développeur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 6</text:p>
          </table:table-cell>
          <table:table-cell office:value-type="string" calcext:value-type="string">
            <text:p>En tant qu’administrateur du projet, je souhaite pouvoir accorder un statut spécifique à un développeur (Scrum Master, Product Owner ...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7</text:p>
          </table:table-cell>
          <table:table-cell office:value-type="string" calcext:value-type="string">
            <text:p>En tant que développeur, je souhaite pouvoir accéder à la liste de mes projets.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8</text:p>
          </table:table-cell>
          <table:table-cell office:value-type="string" calcext:value-type="string">
            <text:p>En tant qu’administrateur du projet, je souhaite pouvoir ajouter/supprimer/modifier une US avec son coût relatif (fibonacci)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9</text:p>
          </table:table-cell>
          <table:table-cell office:value-type="string" calcext:value-type="string">
            <text:p>En tant que développeur, je souhaite pouvoir lister toutes les US avec leur coût relatif (fibonacci)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10</text:p>
          </table:table-cell>
          <table:table-cell office:value-type="string" calcext:value-type="string">
            <text:p>En tant qu’administrateur du projet, je souhaite pouvoir ajouter/supprimer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1</text:p>
          </table:table-cell>
          <table:table-cell office:value-type="string" calcext:value-type="string">
            <text:p>En tant qu’administrateur du projet, je souhaite pouvoir associer/dissocier une US à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2</text:p>
          </table:table-cell>
          <table:table-cell office:value-type="string" calcext:value-type="string">
            <text:p>En tant qu’administrateur du projet, je souhaite pouvoir ajouter/supprimer/modifier une tâche, ses dépendances et son coût jour/homme.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3</text:p>
          </table:table-cell>
          <table:table-cell office:value-type="string" calcext:value-type="string">
            <text:p>En tant qu’administrateur du projet, je souhaite pouvoir associer une tâche à une ou plusieurs U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14</text:p>
          </table:table-cell>
          <table:table-cell office:value-type="string" calcext:value-type="string">
            <text:p>En tant que développeur, je souhaite pouvoir lister toutes les tâches de chaque sprint, leurs dépendances et leur coût jour/homme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5</text:p>
          </table:table-cell>
          <table:table-cell office:value-type="string" calcext:value-type="string">
            <text:p>En tant qu’administrateur du projet, je souhaite pouvoir ajouter/supprimer/modifier l'url du dépôt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US 16</text:p>
          </table:table-cell>
          <table:table-cell office:value-type="string" calcext:value-type="string">
            <text:p>En tant que développeur, je souhaite pouvoir accéder au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7</text:p>
          </table:table-cell>
          <table:table-cell office:value-type="string" calcext:value-type="string">
            <text:p>En tant que développeur, je souhaite pouvoir voir la liste des commits du proje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8</text:p>
          </table:table-cell>
          <table:table-cell office:value-type="string" calcext:value-type="string">
            <text:p>En tant que développeur, je souhaite pouvoir trier la liste des commits (date, développeur, tâches, US)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19</text:p>
          </table:table-cell>
          <table:table-cell office:value-type="string" calcext:value-type="string">
            <text:p>En tant qu’administrateur du projet, je souhaite pouvoir ajouter/retirer/déplacer une tâche dans le Gantt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20</text:p>
          </table:table-cell>
          <table:table-cell office:value-type="string" calcext:value-type="string">
            <text:p>En tant que développeur, je souhaite pouvoir voir le Gantt de chaque sprin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1</text:p>
          </table:table-cell>
          <table:table-cell office:value-type="string" calcext:value-type="string">
            <text:p>En tant qu’administrateur du projet, je souhaite pouvoir ajouter/supprimer/modifier l'url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US 22</text:p>
          </table:table-cell>
          <table:table-cell office:value-type="string" calcext:value-type="string">
            <text:p>En tant que développeur, je souhaite pouvoir voir le lien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3</text:p>
          </table:table-cell>
          <table:table-cell office:value-type="string" calcext:value-type="string">
            <text:p>En tant que développeur, je souhaite pouvoir accéder au Kanban (mis à jour automatiquement) de chaque sprint.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24</text:p>
          </table:table-cell>
          <table:table-cell office:value-type="string" calcext:value-type="string">
            <text:p>En tant qu’administrateur du projet, je souhaite pouvoir modifier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5</text:p>
          </table:table-cell>
          <table:table-cell office:value-type="string" calcext:value-type="string">
            <text:p>En tant que développeur, je souhaite pouvoir accéder à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6</text:p>
          </table:table-cell>
          <table:table-cell office:value-type="string" calcext:value-type="string">
            <text:p>En tant que développeur, je souhaite pouvoir lister les tests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7</text:p>
          </table:table-cell>
          <table:table-cell office:value-type="string" calcext:value-type="string">
            <text:p>En tant que développeur, je souhaite pouvoir mettre à jour un de mes test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 28</text:p>
          </table:table-cell>
          <table:table-cell office:value-type="string" calcext:value-type="string">
            <text:p>En tant que développeur, je souhaite pouvoir voir le Burn down chart.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Braquelaire</meta:initial-creator>
    <meta:creation-date>2014-10-24T16:50:39.146581686</meta:creation-date>
    <dc:date>2014-10-24T16:56:55.756778939</dc:date>
    <dc:creator>Tristan Braquelaire</dc:creator>
    <meta:editing-duration>PT3M58S</meta:editing-duration>
    <meta:editing-cycles>3</meta:editing-cycles>
    <meta:generator>LibreOffice/4.1.6.2$Linux_X86_64 LibreOffice_project/410$Build-2</meta:generator>
    <meta:document-statistic meta:table-count="1" meta:cell-count="89" meta:object-count="0"/>
    <meta:user-defined meta:name=""/>
  </office:meta>
</office:document-meta>
</file>